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400000190F32B724F260A890E.png" manifest:media-type="image/png"/>
  <manifest:file-entry manifest:full-path="Pictures/10000000000000080000000838BBC215E675B78E.png" manifest:media-type="image/png"/>
  <manifest:file-entry manifest:full-path="Pictures/10000001000000B50000003625B506E2165048FE.png" manifest:media-type="image/png"/>
  <manifest:file-entry manifest:full-path="Pictures/10000001000000780000006BA10EBDE94D5E47AE.png" manifest:media-type="image/png"/>
  <manifest:file-entry manifest:full-path="Pictures/100000010000020000000200782C0FC42246F67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bf00" draw:textarea-horizontal-align="justify" draw:textarea-vertical-align="middle" draw:auto-grow-height="false" fo:min-height="0.25cm" fo:min-width="7.5cm"/>
    </style:style>
    <style:style style:name="gr3" style:family="graphic" style:parent-style-name="standard">
      <style:graphic-properties draw:stroke="none" draw:fill="bitmap" draw:fill-color="#729fcf" draw:fill-image-name="Zig_20_Zag" draw:opacity="100%" draw:opacity-name="" draw:textarea-horizontal-align="justify" draw:textarea-vertical-align="middle" draw:auto-grow-height="false" fo:min-height="0.75cm" fo:min-width="7.5cm" loext:glow-radius="0cm"/>
    </style:style>
    <style:style style:name="gr4" style:family="graphic" style:parent-style-name="objectwithoutfill">
      <style:graphic-properties draw:stroke="dash" draw:stroke-dash="Long_20_Dash" svg:stroke-width="0cm" svg:stroke-linecap="butt" draw:fill="none" draw:textarea-vertical-align="middle"/>
    </style:style>
    <style:style style:name="gr5" style:family="graphic" style:parent-style-name="standard">
      <style:graphic-properties svg:stroke-color="#ff0000" draw:fill-color="#ff0000" draw:opacity="100%" draw:textarea-vertical-align="middle" draw:shadow="visible" draw:shadow-offset-x="0cm" draw:shadow-offset-y="0cm" draw:shadow-color="#f10d0c" draw:shadow-opacity="100%" loext:shadow-blur="0.318cm"/>
    </style:style>
    <style:style style:name="gr6" style:family="graphic" style:parent-style-name="standard">
      <style:graphic-properties svg:stroke-color="#ff0000" draw:fill="gradient" draw:fill-gradient-name="Gradient_20_136" draw:opacity="100%" draw:textarea-vertical-align="middle" draw:shadow="visible" draw:shadow-offset-x="0cm" draw:shadow-offset-y="0cm" draw:shadow-color="#ff0000" loext:shadow-blur="0.353cm"/>
    </style:style>
    <style:style style:name="gr7" style:family="graphic" style:parent-style-name="standard">
      <style:graphic-properties svg:stroke-width="0.053cm" svg:stroke-color="#333333" draw:marker-start-width="0.279cm" draw:marker-end-width="0.279cm" draw:fill="gradient" draw:fill-gradient-name="Gradient_20_5" draw:opacity="100%" draw:textarea-horizontal-align="justify" draw:textarea-vertical-align="middle" draw:auto-grow-height="false" fo:min-height="1.948cm" fo:min-width="0.699cm" fo:padding-top="0.151cm" fo:padding-bottom="0.151cm" fo:padding-left="0.276cm" fo:padding-right="0.276cm" draw:shadow="hidden" draw:shadow-offset-x="0cm" draw:shadow-offset-y="0cm" loext:shadow-blur="0cm" loext:glow-radius="0.071cm" loext:glow-transparency="80%"/>
    </style:style>
    <style:style style:name="gr8" style:family="graphic" style:parent-style-name="standard">
      <style:graphic-properties draw:stroke="none" draw:fill-color="#666666" draw:textarea-horizontal-align="justify" draw:textarea-vertical-align="middle" draw:auto-grow-height="false" fo:min-height="0.05cm" fo:min-width="7.5cm"/>
    </style:style>
    <style:style style:name="gr9" style:family="graphic" style:parent-style-name="standard">
      <style:graphic-properties draw:stroke="none" svg:stroke-color="#000000" draw:fill="gradient" draw:fill-color="#000000" draw:fill-gradient-name="Gradient_20_515" draw:opacity="92%" draw:textarea-vertical-align="middle" draw:shadow="visible" draw:shadow-offset-x="0cm" draw:shadow-offset-y="0cm" draw:shadow-color="#000000" loext:shadow-blur="1.023cm"/>
    </style:style>
    <style:style style:name="gr10" style:family="graphic" style:parent-style-name="standard">
      <style:graphic-properties draw:stroke="solid" svg:stroke-color="#729fcf" draw:fill="solid" draw:fill-color="#b4c7dc" draw:gradient-step-count="0" draw:opacity="45%" draw:textarea-vertical-align="middle" draw:auto-grow-height="false" fo:min-height="7.769cm" fo:min-width="7.5cm" fo:wrap-option="wrap"/>
    </style:style>
    <style:style style:name="gr11" style:family="graphic" style:parent-style-name="standard">
      <style:graphic-properties draw:stroke="solid" svg:stroke-color="#000000" draw:fill="gradient" draw:fill-gradient-name="Gradient_20_157" draw:opacity="100%" draw:textarea-horizontal-align="justify" draw:textarea-vertical-align="middle" draw:auto-grow-height="false" fo:min-height="1cm" fo:min-width="1.838cm"/>
    </style:style>
    <style:style style:name="gr12" style:family="graphic" style:parent-style-name="standard">
      <style:graphic-properties draw:stroke="solid" svg:stroke-color="#000000" draw:fill="gradient" draw:fill-color="#ff0000" draw:fill-gradient-name="Gradient_20_162" draw:opacity="100%" draw:textarea-horizontal-align="justify" draw:textarea-vertical-align="middle" draw:auto-grow-height="false" fo:min-height="1cm" fo:min-width="1.838cm"/>
    </style:style>
    <style:style style:name="gr13" style:family="graphic" style:parent-style-name="standard">
      <style:graphic-properties draw:stroke="none" draw:fill-color="#00a933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/>
    </style:style>
    <style:style style:name="gr15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</style:style>
    <style:style style:name="P3" style:family="paragraph">
      <loext:graphic-properties draw:fill="bitmap" draw:fill-color="#729fcf" draw:fill-image-name="Zig_20_Zag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0000" draw:opacity="100%"/>
      <style:paragraph-properties fo:text-align="center"/>
    </style:style>
    <style:style style:name="P6" style:family="paragraph">
      <loext:graphic-properties draw:fill="gradient" draw:fill-gradient-name="Gradient_20_136" draw:opacity="100%"/>
      <style:paragraph-properties fo:text-align="center"/>
    </style:style>
    <style:style style:name="P7" style:family="paragraph">
      <loext:graphic-properties draw:fill="gradient" draw:fill-gradient-name="Gradient_20_5" draw:opacity="100%"/>
      <style:paragraph-properties fo:text-align="center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="gradient" draw:fill-color="#000000" draw:fill-gradient-name="Gradient_20_515" draw:opacity="92%"/>
      <style:paragraph-properties fo:text-align="center"/>
    </style:style>
    <style:style style:name="P10" style:family="paragraph">
      <loext:graphic-properties draw:fill="solid" draw:fill-color="#b4c7dc" draw:gradient-step-count="0" draw:opacity="45%"/>
      <style:paragraph-properties fo:text-align="center"/>
    </style:style>
    <style:style style:name="P11" style:family="paragraph">
      <loext:graphic-properties draw:fill="gradient" draw:fill-gradient-name="Gradient_20_157" draw:opacity="100%"/>
      <style:paragraph-properties fo:text-align="center"/>
    </style:style>
    <style:style style:name="P12" style:family="paragraph">
      <loext:graphic-properties draw:fill="gradient" draw:fill-color="#ff0000" draw:fill-gradient-name="Gradient_20_162" draw:opacity="100%"/>
      <style:paragraph-properties fo:text-align="center"/>
    </style:style>
    <style:style style:name="P13" style:family="paragraph">
      <loext:graphic-properties draw:fill-color="#00a933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5.346cm" svg:height="10.583cm" svg:x="3cm" svg:y="2.8cm">
          <draw:image xlink:href="Pictures/100000000000024400000190F32B724F260A890E.png" xlink:type="simple" xlink:show="embed" xlink:actuate="onLoad" draw:mime-type="image/png">
            <text:p/>
          </draw:image>
        </draw:frame>
        <draw:frame draw:style-name="gr1" draw:text-style-name="P1" draw:layer="layout" svg:width="4.788cm" svg:height="1.427cm" svg:x="8.562cm" svg:y="13.3cm">
          <draw:image xlink:href="Pictures/10000001000000B50000003625B506E2165048FE.png" xlink:type="simple" xlink:show="embed" xlink:actuate="onLoad" draw:mime-type="image/png">
            <text:p/>
          </draw:image>
        </draw:frame>
        <draw:g>
          <draw:custom-shape draw:style-name="gr2" draw:text-style-name="P2" draw:layer="layout" svg:width="8cm" svg:height="0.5cm" svg:x="7cm" svg:y="16.5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cm" svg:height="1cm" svg:x="7cm" svg:y="15.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1cm" svg:y1="22.037cm" svg:x2="11cm" svg:y2="17.287cm">
            <text:p/>
          </draw:line>
          <draw:polygon draw:style-name="gr5" draw:text-style-name="P5" draw:layer="layout" svg:width="5.749cm" svg:height="3.999cm" svg:x="5.25cm" svg:y="17.25cm" svg:viewBox="0 0 5750 4000" draw:points="0,2750 750,4000 5750,0">
            <text:p/>
          </draw:polygon>
          <draw:polygon draw:style-name="gr6" draw:text-style-name="P6" draw:layer="layout" svg:width="6.999cm" svg:height="3.499cm" svg:x="11cm" svg:y="17.25cm" svg:viewBox="0 0 7000 3500" draw:points="3250,3500 7000,3500 0,0">
            <text:p/>
          </draw:polygon>
          <draw:custom-shape draw:style-name="gr7" draw:text-style-name="P7" draw:layer="layout" svg:width="1.251cm" svg:height="2.25cm" draw:transform="rotate (0.551349510705009) translate (4cm 20.3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8cm" svg:height="0.3cm" svg:x="7cm" svg:y="16.987cm">
            <text:p/>
            <draw:enhanced-geometry svg:viewBox="0 0 21600 21600" draw:type="rectangle" draw:enhanced-path="M 0 0 L 21600 0 21600 21600 0 21600 0 0 Z N"/>
          </draw:custom-shape>
          <draw:polygon draw:style-name="gr9" draw:text-style-name="P9" draw:layer="layout" svg:width="5.999cm" svg:height="3.499cm" svg:x="11cm" svg:y="17.25cm" svg:viewBox="0 0 6000 3500" draw:points="4750,3500 6000,3500 0,0">
            <text:p/>
          </draw:polygon>
          <draw:custom-shape draw:style-name="gr10" draw:text-style-name="P10" draw:layer="layout" svg:width="8cm" svg:height="8.019cm" draw:transform="skewX (-0.00226892802759263) rotate (-0.00226892802759273) translate (7cm 13.25cm)">
            <text:p/>
            <draw:enhanced-geometry draw:glue-point-type="segments" draw:type="mso-spt100" draw:modifiers="179.875089056914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11" draw:text-style-name="P11" draw:layer="layout" svg:width="2.338cm" svg:height="1.25cm" svg:x="15.662cm" svg:y="21.2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2.338cm" svg:height="1.25cm" svg:x="14.4cm" svg:y="21.2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13" draw:layer="layout" svg:width="0.3cm" svg:height="0.298cm" svg:x="7.55cm" svg:y="15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0.35cm" svg:height="0.35cm" svg:x="13.551cm" svg:y="16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0.3cm" svg:height="0.298cm" svg:x="9.129cm" svg:y="15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0.35cm" svg:height="0.35cm" svg:x="8.052cm" svg:y="16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0.3cm" svg:height="0.298cm" svg:x="10.116cm" svg:y="15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0.35cm" svg:height="0.35cm" svg:x="10.652cm" svg:y="16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0.3cm" svg:height="0.298cm" svg:x="12.404cm" svg:y="15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0.35cm" svg:height="0.35cm" svg:x="11.753cm" svg:y="16.1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4cm" svg:height="0.3cm" svg:x="8.2cm" svg:y="15.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4" draw:text-style-name="P14" draw:layer="layout" svg:width="0.4cm" svg:height="0.3cm" svg:x="9.4cm" svg:y="16.1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4" draw:text-style-name="P14" draw:layer="layout" svg:width="0.4cm" svg:height="0.3cm" svg:x="11.1cm" svg:y="15.7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4" draw:text-style-name="P14" draw:layer="layout" svg:width="0.4cm" svg:height="0.3cm" svg:x="12.7cm" svg:y="16.15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4" draw:text-style-name="P14" draw:layer="layout" svg:width="0.4cm" svg:height="0.3cm" svg:x="7.201cm" svg:y="16.15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3" draw:text-style-name="P13" draw:layer="layout" svg:width="0.3cm" svg:height="0.298cm" svg:x="13.417cm" svg:y="15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4cm" svg:height="0.3cm" svg:x="14.401cm" svg:y="15.75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5" draw:text-style-name="P1" draw:layer="layout" svg:width="1.999cm" svg:height="0.999cm" svg:x="10.334cm" svg:y="17.27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1" draw:text-style-name="P1" draw:layer="layout" svg:width="3.174cm" svg:height="2.83cm" svg:x="3.576cm" svg:y="16.92cm">
            <draw:image xlink:href="Pictures/10000001000000780000006BA10EBDE94D5E47AE.png" xlink:type="simple" xlink:show="embed" xlink:actuate="onLoad" draw:mime-type="image/png">
              <text:p/>
            </draw:image>
          </draw:frame>
        </draw:g>
      </draw:page>
      <draw:page draw:name="page2" draw:style-name="dp1" draw:master-page-name="Padrão">
        <draw:frame draw:style-name="gr1" draw:text-style-name="P1" draw:layer="layout" svg:width="13.546cm" svg:height="13.546cm" svg:x="3.783cm" svg:y="7.462cm">
          <draw:image xlink:href="Pictures/100000010000020000000200782C0FC42246F67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36" draw:display-name="Gradient 136" draw:style="linear" draw:start-color="#ff0000" draw:end-color="#ff0000" draw:start-intensity="100%" draw:end-intensity="100%" draw:angle="155deg" draw:border="0%"/>
    <draw:gradient draw:name="Gradient_20_157" draw:display-name="Gradient 157" draw:style="axial" draw:start-color="#000000" draw:end-color="#f10d0c" draw:start-intensity="100%" draw:end-intensity="100%" draw:angle="90deg" draw:border="0%"/>
    <draw:gradient draw:name="Gradient_20_162" draw:display-name="Gradient 162" draw:style="linear" draw:start-color="#ff0000" draw:end-color="#000000" draw:start-intensity="100%" draw:end-intensity="100%" draw:angle="90deg" draw:border="0%"/>
    <draw:gradient draw:name="Gradient_20_5" draw:display-name="Gradient 5" draw:style="axial" draw:start-color="#b2b2b2" draw:end-color="#333333" draw:start-intensity="100%" draw:end-intensity="100%" draw:angle="30deg" draw:border="0%"/>
    <draw:gradient draw:name="Gradient_20_515" draw:display-name="Gradient 515" draw:style="axial" draw:start-color="#000000" draw:end-color="#ff0000" draw:start-intensity="100%" draw:end-intensity="100%" draw:angle="144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pt" fo:country="BR" style:letter-kerning="true" style:font-name-asian="F" style:font-family-generic-asian="roman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Índice" style:family="graphic">
      <style:paragraph-properties style:text-autospace="none"/>
      <style:text-properties style:font-name-complex="Arial2" style:font-family-complex="Arial" style:font-family-generic-complex="swiss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5T22:56:51.609000000</meta:creation-date>
    <dc:date>2022-11-26T01:12:43.366000000</dc:date>
    <meta:editing-duration>PT2H15M52S</meta:editing-duration>
    <meta:editing-cycles>1</meta:editing-cycles>
    <meta:document-statistic meta:object-count="33"/>
    <meta:generator>LibreOffice/7.4.3.2$Windows_X86_64 LibreOffice_project/1048a8393ae2eeec98dff31b5c133c5f1d08b890</meta:generator>
  </office:meta>
</office:document-meta>
</file>

<file path=Object 1/content.xml><?xml version="1.0" encoding="utf-8"?>
<math xmlns="http://www.w3.org/1998/Math/MathML" display="block"/>
</file>